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11890-Identity-H" svg:font-family="*Cambria-11890-Identity-H" style:font-family-generic="roman" style:font-pitch="variable"/>
    <style:font-face style:name="*Cambria-14669-Identity-H" svg:font-family="*Cambria-14669-Identity-H" style:font-family-generic="roman" style:font-pitch="variable"/>
    <style:font-face style:name="*Cambria-17485-Identity-H" svg:font-family="*Cambria-17485-Identity-H" style:font-family-generic="roman" style:font-pitch="variable"/>
    <style:font-face style:name="*Cambria-Bold-14670-Identity-H" svg:font-family="*Cambria-Bold-14670-Identity-H" style:font-family-generic="roman" style:font-pitch="variable"/>
    <style:font-face style:name="*Courier New-14668-Identity-H" svg:font-family="'*Courier New-14668-Identity-H'" style:font-family-generic="roman" style:font-pitch="variable"/>
    <style:font-face style:name="*Courier New-18750-Identity-H" svg:font-family="'*Courier New-18750-Identity-H'" style:font-family-generic="roman" style:font-pitch="variable"/>
    <style:font-face style:name="*Microsoft Sans Serif-11889-Identity-H" svg:font-family="'*Microsoft Sans Serif-11889-Identity-H'" style:font-family-generic="roman" style:font-pitch="variable"/>
    <style:font-face style:name="*Minion Pro-11893-Identity-H" svg:font-family="'*Minion Pro-11893-Identity-H'" style:font-family-generic="roman" style:font-pitch="variable"/>
    <style:font-face style:name="*Minion Pro-14673-Identity-H" svg:font-family="'*Minion Pro-14673-Identity-H'" style:font-family-generic="roman" style:font-pitch="variable"/>
    <style:font-face style:name="*Minion Pro-14674-Identity-H" svg:font-family="'*Minion Pro-14674-Identity-H'" style:font-family-generic="roman" style:font-pitch="variable"/>
    <style:font-face style:name="*Minion Pro-14675-Identity-H" svg:font-family="'*Minion Pro-14675-Identity-H'" style:font-family-generic="roman" style:font-pitch="variable"/>
    <style:font-face style:name="*Minion Pro-16107-Identity-H" svg:font-family="'*Minion Pro-16107-Identity-H'" style:font-family-generic="roman" style:font-pitch="variable"/>
    <style:font-face style:name="*Minion Pro-17488-Identity-H" svg:font-family="'*Minion Pro-17488-Identity-H'" style:font-family-generic="roman" style:font-pitch="variable"/>
    <style:font-face style:name="*Minion Pro-18755-Identity-H" svg:font-family="'*Minion Pro-18755-Identity-H'" style:font-family-generic="roman" style:font-pitch="variable"/>
    <style:font-face style:name="*Minion Pro-Bold-11892-Identity-H" svg:font-family="'*Minion Pro-Bold-11892-Identity-H'" style:font-family-generic="roman" style:font-pitch="variable"/>
    <style:font-face style:name="*Minion Pro-Bold-14672-Identity-H" svg:font-family="'*Minion Pro-Bold-14672-Identity-H'" style:font-family-generic="roman" style:font-pitch="variable"/>
    <style:font-face style:name="*Minion Pro-Bold-15369-Identity-H" svg:font-family="'*Minion Pro-Bold-15369-Identity-H'" style:font-family-generic="roman" style:font-pitch="variable"/>
    <style:font-face style:name="*Minion Pro-Bold-15370-Identity-H" svg:font-family="'*Minion Pro-Bold-15370-Identity-H'" style:font-family-generic="roman" style:font-pitch="variable"/>
    <style:font-face style:name="*Minion Pro-Bold-17489-Identity-H" svg:font-family="'*Minion Pro-Bold-17489-Identity-H'" style:font-family-generic="roman" style:font-pitch="variable"/>
    <style:font-face style:name="*Minion Pro-Bold-18756-Identity-H" svg:font-family="'*Minion Pro-Bold-18756-Identity-H'" style:font-family-generic="roman" style:font-pitch="variable"/>
    <style:font-face style:name="*Tahoma-Bold-14671-Identity-H" svg:font-family="*Tahoma-Bold-14671-Identity-H" style:font-family-generic="roman" style:font-pitch="variable"/>
    <style:font-face style:name="*Times New Roman-11885-Identity-H" svg:font-family="'*Times New Roman-11885-Identity-H'" style:font-family-generic="roman" style:font-pitch="variable"/>
    <style:font-face style:name="*Times New Roman-11887-Identity-H" svg:font-family="'*Times New Roman-11887-Identity-H'" style:font-family-generic="roman" style:font-pitch="variable"/>
    <style:font-face style:name="*Times New Roman-14664-Identity-H" svg:font-family="'*Times New Roman-14664-Identity-H'" style:font-family-generic="roman" style:font-pitch="variable"/>
    <style:font-face style:name="*Times New Roman-15354-Identity-H" svg:font-family="'*Times New Roman-15354-Identity-H'" style:font-family-generic="roman" style:font-pitch="variable"/>
    <style:font-face style:name="*Times New Roman-15357-Identity-H" svg:font-family="'*Times New Roman-15357-Identity-H'" style:font-family-generic="roman" style:font-pitch="variable"/>
    <style:font-face style:name="*Times New Roman-15358-Identity-H" svg:font-family="'*Times New Roman-15358-Identity-H'" style:font-family-generic="roman" style:font-pitch="variable"/>
    <style:font-face style:name="*Times New Roman-15362-Identity-H" svg:font-family="'*Times New Roman-15362-Identity-H'" style:font-family-generic="roman" style:font-pitch="variable"/>
    <style:font-face style:name="*Times New Roman-16098-Identity-H" svg:font-family="'*Times New Roman-16098-Identity-H'" style:font-family-generic="roman" style:font-pitch="variable"/>
    <style:font-face style:name="*Times New Roman-17479-Identity-H" svg:font-family="'*Times New Roman-17479-Identity-H'" style:font-family-generic="roman" style:font-pitch="variable"/>
    <style:font-face style:name="*Times New Roman-Bold-14666-Identity-H" svg:font-family="'*Times New Roman-Bold-14666-Identity-H'" style:font-family-generic="roman" style:font-pitch="variable"/>
    <style:font-face style:name="*Times New Roman-Bold-15360-Identity-H" svg:font-family="'*Times New Roman-Bold-15360-Identity-H'" style:font-family-generic="roman" style:font-pitch="variable"/>
    <style:font-face style:name="*Times New Roman-Bold-15363-Identity-H" svg:font-family="'*Times New Roman-Bold-15363-Identity-H'" style:font-family-generic="roman" style:font-pitch="variable"/>
    <style:font-face style:name="*Times New Roman-Bold-15364-Identity-H" svg:font-family="'*Times New Roman-Bold-15364-Identity-H'" style:font-family-generic="roman" style:font-pitch="variable"/>
    <style:font-face style:name="*Times New Roman-BoldItalic-15359-Identity-H" svg:font-family="'*Times New Roman-BoldItalic-15359-Identity-H'" style:font-family-generic="roman" style:font-pitch="variable"/>
    <style:font-face style:name="*Times New Roman-BoldItalic-15361-Identity-H" svg:font-family="'*Times New Roman-BoldItalic-15361-Identity-H'" style:font-family-generic="roman" style:font-pitch="variable"/>
    <style:font-face style:name="AlmendraSC-Regular" svg:font-family="AlmendraSC-Regular"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Cambria1" svg:font-family="Cambria" style:font-family-generic="roman"/>
    <style:font-face style:name="Liberation Serif" svg:font-family="'Liberation Serif'" style:font-family-generic="roman" style:font-pitch="variable"/>
    <style:font-face style:name="NoticiaText-Regular" svg:font-family="NoticiaText-Regular"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1.695cm" style:rel-column-width="6630*"/>
    </style:style>
    <style:style style:name="Таблица1.B" style:family="table-column">
      <style:table-column-properties style:column-width="5.306cm" style:rel-column-width="300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3.004cm" style:rel-column-width="1703*"/>
    </style:style>
    <style:style style:name="Таблица2.B" style:family="table-column">
      <style:table-column-properties style:column-width="13.996cm" style:rel-column-width="793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0.795cm" style:rel-column-width="6120*"/>
    </style:style>
    <style:style style:name="Таблица3.B" style:family="table-column">
      <style:table-column-properties style:column-width="3.903cm" style:rel-column-width="2213*"/>
    </style:style>
    <style:style style:name="Таблица3.C" style:family="table-column">
      <style:table-column-properties style:column-width="2.302cm" style:rel-column-width="13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10.795cm" style:rel-column-width="6120*"/>
    </style:style>
    <style:style style:name="Таблица4.B" style:family="table-column">
      <style:table-column-properties style:column-width="3.81cm" style:rel-column-width="2160*"/>
    </style:style>
    <style:style style:name="Таблица4.C" style:family="table-column">
      <style:table-column-properties style:column-width="2.395cm" style:rel-column-width="1358*"/>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Cambria" fo:font-size="10pt" fo:language="ru" fo:country="RU" fo:font-weight="bold" officeooo:rsid="001456d0" officeooo:paragraph-rsid="001d3fea"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Cambria" fo:font-size="10pt" officeooo:paragraph-rsid="001456d0" style:font-size-asian="10pt" style:font-size-complex="10pt"/>
    </style:style>
    <style:style style:name="P3" style:family="paragraph" style:parent-style-name="Standard">
      <style:paragraph-properties fo:text-align="justify" style:justify-single-word="false"/>
      <style:text-properties style:font-name="Cambria" fo:font-size="10pt" officeooo:paragraph-rsid="0016536a" style:font-size-asian="10pt" style:font-size-complex="10pt"/>
    </style:style>
    <style:style style:name="P4" style:family="paragraph" style:parent-style-name="Standard">
      <style:paragraph-properties fo:text-align="justify" style:justify-single-word="false"/>
      <style:text-properties style:font-name="Cambria" fo:font-size="10pt" officeooo:paragraph-rsid="001d3fea" style:font-size-asian="10pt" style:font-size-complex="10pt"/>
    </style:style>
    <style:style style:name="P5" style:family="paragraph" style:parent-style-name="Standard" style:list-style-name="L5">
      <style:paragraph-properties fo:text-align="justify" style:justify-single-word="false"/>
      <style:text-properties style:font-name="Cambria" fo:font-size="10pt" officeooo:paragraph-rsid="0016536a" style:font-size-asian="10pt" style:font-size-complex="10pt"/>
    </style:style>
    <style:style style:name="P6" style:family="paragraph" style:parent-style-name="Standard">
      <style:paragraph-properties fo:text-align="justify" style:justify-single-word="false"/>
      <style:text-properties style:font-name="Cambria" fo:font-size="10pt" officeooo:rsid="001456d0" officeooo:paragraph-rsid="001456d0" style:font-size-asian="10pt" style:font-size-complex="10pt"/>
    </style:style>
    <style:style style:name="P7" style:family="paragraph" style:parent-style-name="Standard" style:list-style-name="L1">
      <style:paragraph-properties fo:text-align="justify" style:justify-single-word="false"/>
      <style:text-properties style:font-name="Cambria" fo:font-size="10pt" officeooo:rsid="001456d0" officeooo:paragraph-rsid="001456d0" style:font-size-asian="10pt" style:font-size-complex="10pt"/>
    </style:style>
    <style:style style:name="P8" style:family="paragraph" style:parent-style-name="Standard">
      <style:paragraph-properties fo:text-align="justify" style:justify-single-word="false"/>
      <style:text-properties style:font-name="Cambria" fo:font-size="10pt" officeooo:rsid="001456d0" officeooo:paragraph-rsid="00161c26" style:font-size-asian="10pt" style:font-size-complex="10pt"/>
    </style:style>
    <style:style style:name="P9" style:family="paragraph" style:parent-style-name="Standard" style:list-style-name="L3">
      <style:paragraph-properties fo:text-align="justify" style:justify-single-word="false"/>
      <style:text-properties style:font-name="Cambria" fo:font-size="10pt" officeooo:rsid="001456d0" officeooo:paragraph-rsid="00161c26" style:font-size-asian="10pt" style:font-size-complex="10pt"/>
    </style:style>
    <style:style style:name="P10" style:family="paragraph" style:parent-style-name="Standard">
      <style:paragraph-properties fo:text-align="justify" style:justify-single-word="false"/>
      <style:text-properties style:font-name="Cambria" fo:font-size="10pt" officeooo:rsid="001456d0" officeooo:paragraph-rsid="00182bec" style:font-size-asian="10pt" style:font-size-complex="10pt"/>
    </style:style>
    <style:style style:name="P11" style:family="paragraph" style:parent-style-name="Standard">
      <style:paragraph-properties fo:text-align="justify" style:justify-single-word="false"/>
      <style:text-properties style:font-name="Cambria" fo:font-size="10pt" officeooo:rsid="001456d0" officeooo:paragraph-rsid="001d3fea" style:font-size-asian="10pt" style:font-size-complex="10pt"/>
    </style:style>
    <style:style style:name="P12" style:family="paragraph" style:parent-style-name="Standard" style:list-style-name="L2">
      <style:paragraph-properties fo:text-align="justify" style:justify-single-word="false"/>
      <style:text-properties style:font-name="Cambria" fo:font-size="10pt" officeooo:rsid="00153e5b" officeooo:paragraph-rsid="00153e5b" style:font-size-asian="10pt" style:font-size-complex="10pt"/>
    </style:style>
    <style:style style:name="P13" style:family="paragraph" style:parent-style-name="Standard" style:list-style-name="L2">
      <style:paragraph-properties fo:text-align="justify" style:justify-single-word="false"/>
      <style:text-properties style:font-name="Cambria" fo:font-size="10pt" officeooo:rsid="00153e5b" officeooo:paragraph-rsid="0016536a" style:font-size-asian="10pt" style:font-size-complex="10pt"/>
    </style:style>
    <style:style style:name="P14" style:family="paragraph" style:parent-style-name="Standard" style:list-style-name="L10">
      <style:paragraph-properties fo:text-align="justify" style:justify-single-word="false"/>
      <style:text-properties style:font-name="Cambria" fo:font-size="10pt" officeooo:rsid="00153e5b" officeooo:paragraph-rsid="001d3fea" style:font-size-asian="10pt" style:font-size-complex="10pt"/>
    </style:style>
    <style:style style:name="P15" style:family="paragraph" style:parent-style-name="Standard" style:list-style-name="L11">
      <style:paragraph-properties fo:text-align="justify" style:justify-single-word="false"/>
      <style:text-properties style:font-name="Cambria" fo:font-size="10pt" officeooo:rsid="00153e5b" officeooo:paragraph-rsid="001d3fea" style:font-size-asian="10pt" style:font-size-complex="10pt"/>
    </style:style>
    <style:style style:name="P16" style:family="paragraph" style:parent-style-name="Standard">
      <style:paragraph-properties fo:text-align="justify" style:justify-single-word="false"/>
      <style:text-properties style:font-name="Cambria" fo:font-size="10pt" officeooo:rsid="00161c26" officeooo:paragraph-rsid="00161c26" style:font-size-asian="10pt" style:font-size-complex="10pt"/>
    </style:style>
    <style:style style:name="P17" style:family="paragraph" style:parent-style-name="Standard" style:list-style-name="L3">
      <style:paragraph-properties fo:text-align="justify" style:justify-single-word="false"/>
      <style:text-properties style:font-name="Cambria" fo:font-size="10pt" officeooo:rsid="00161c26" officeooo:paragraph-rsid="00161c26" style:font-size-asian="10pt" style:font-size-complex="10pt"/>
    </style:style>
    <style:style style:name="P18" style:family="paragraph" style:parent-style-name="Standard">
      <style:paragraph-properties fo:text-align="justify" style:justify-single-word="false"/>
      <style:text-properties style:font-name="Cambria" fo:font-size="10pt" officeooo:rsid="0016536a" officeooo:paragraph-rsid="0016536a" style:font-size-asian="10pt" style:font-size-complex="10pt"/>
    </style:style>
    <style:style style:name="P19" style:family="paragraph" style:parent-style-name="Standard" style:list-style-name="L4">
      <style:paragraph-properties fo:text-align="justify" style:justify-single-word="false"/>
      <style:text-properties style:font-name="Cambria" fo:font-size="10pt" officeooo:rsid="0016536a" officeooo:paragraph-rsid="0016536a" style:font-size-asian="10pt" style:font-size-complex="10pt"/>
    </style:style>
    <style:style style:name="P20" style:family="paragraph" style:parent-style-name="Standard" style:list-style-name="L5">
      <style:paragraph-properties fo:text-align="justify" style:justify-single-word="false"/>
      <style:text-properties style:font-name="Cambria" fo:font-size="10pt" officeooo:rsid="0016536a" officeooo:paragraph-rsid="0016536a" style:font-size-asian="10pt" style:font-size-complex="10pt"/>
    </style:style>
    <style:style style:name="P21" style:family="paragraph" style:parent-style-name="Standard">
      <style:paragraph-properties fo:text-align="justify" style:justify-single-word="false"/>
      <style:text-properties style:font-name="Cambria" fo:font-size="10pt" officeooo:rsid="0016536a" officeooo:paragraph-rsid="001d3fea" style:font-size-asian="10pt" style:font-size-complex="10pt"/>
    </style:style>
    <style:style style:name="P22" style:family="paragraph" style:parent-style-name="Standard" style:list-style-name="L6">
      <style:paragraph-properties fo:text-align="justify" style:justify-single-word="false"/>
      <style:text-properties style:font-name="Cambria" fo:font-size="10pt" officeooo:rsid="00182bec" officeooo:paragraph-rsid="001d3fea" style:font-size-asian="10pt" style:font-size-complex="10pt"/>
    </style:style>
    <style:style style:name="P23" style:family="paragraph" style:parent-style-name="Standard" style:list-style-name="L7">
      <style:paragraph-properties fo:text-align="justify" style:justify-single-word="false"/>
      <style:text-properties style:font-name="Cambria" fo:font-size="10pt" officeooo:rsid="00183b95" officeooo:paragraph-rsid="001d3fea" style:font-size-asian="10pt" style:font-size-complex="10pt"/>
    </style:style>
    <style:style style:name="P24" style:family="paragraph" style:parent-style-name="Standard" style:list-style-name="L10">
      <style:paragraph-properties fo:text-align="justify" style:justify-single-word="false"/>
      <style:text-properties style:font-name="Cambria" fo:font-size="10pt" officeooo:rsid="00183b95" officeooo:paragraph-rsid="001d3fea" style:font-size-asian="10pt" style:font-size-complex="10pt"/>
    </style:style>
    <style:style style:name="P25" style:family="paragraph" style:parent-style-name="Standard">
      <style:paragraph-properties fo:text-align="justify" style:justify-single-word="false"/>
      <style:text-properties style:font-name="Cambria" fo:font-size="10pt" officeooo:rsid="00183b95" officeooo:paragraph-rsid="001d3fea" style:font-size-asian="10pt" style:font-size-complex="10pt"/>
    </style:style>
    <style:style style:name="P26" style:family="paragraph" style:parent-style-name="Standard" style:list-style-name="L11">
      <style:paragraph-properties fo:text-align="justify" style:justify-single-word="false"/>
      <style:text-properties style:font-name="Cambria" fo:font-size="10pt" officeooo:rsid="00183b95" officeooo:paragraph-rsid="001d3fea" style:font-size-asian="10pt" style:font-size-complex="10pt"/>
    </style:style>
    <style:style style:name="P27" style:family="paragraph" style:parent-style-name="Standard" style:list-style-name="L7">
      <style:paragraph-properties fo:text-align="justify" style:justify-single-word="false"/>
      <style:text-properties style:font-name="Cambria" fo:font-size="10pt" officeooo:rsid="00193809" officeooo:paragraph-rsid="001d3fea" style:font-size-asian="10pt" style:font-size-complex="10pt"/>
    </style:style>
    <style:style style:name="P28" style:family="paragraph" style:parent-style-name="Standard">
      <style:paragraph-properties fo:text-align="justify" style:justify-single-word="false"/>
      <style:text-properties style:font-name="Cambria" fo:font-size="10pt" officeooo:rsid="00193809" officeooo:paragraph-rsid="001d3fea" style:font-size-asian="10pt" style:font-size-complex="10pt"/>
    </style:style>
    <style:style style:name="P29" style:family="paragraph" style:parent-style-name="Standard" style:list-style-name="L9">
      <style:paragraph-properties fo:text-align="justify" style:justify-single-word="false"/>
      <style:text-properties style:font-name="Cambria" fo:font-size="10pt" officeooo:rsid="001b1dae" officeooo:paragraph-rsid="001d3fea" style:font-size-asian="10pt" style:font-size-complex="10pt"/>
    </style:style>
    <style:style style:name="P30" style:family="paragraph" style:parent-style-name="Standard" style:list-style-name="L9">
      <style:paragraph-properties fo:text-align="justify" style:justify-single-word="false"/>
      <style:text-properties style:font-name="Cambria" fo:font-size="10pt" officeooo:rsid="001d3fea" officeooo:paragraph-rsid="001d3fea" style:font-size-asian="10pt" style:font-size-complex="10pt"/>
    </style:style>
    <style:style style:name="P31" style:family="paragraph" style:parent-style-name="Standard">
      <style:text-properties style:font-name="Cambria" fo:font-size="10pt" style:font-size-asian="10pt" style:font-size-complex="10pt"/>
    </style:style>
    <style:style style:name="P32" style:family="paragraph">
      <style:paragraph-properties fo:break-before="page"/>
      <style:text-properties style:font-name="Cambria" fo:font-size="10pt" style:font-size-asian="10pt" style:font-size-complex="10pt"/>
    </style:style>
    <style:style style:name="P33" style:family="paragraph" style:parent-style-name="Standard">
      <style:text-properties style:font-name="Cambria" fo:font-size="10pt" officeooo:paragraph-rsid="0029b3ed" style:font-size-asian="10pt" style:font-size-complex="10pt"/>
    </style:style>
    <style:style style:name="P34" style:family="paragraph" style:parent-style-name="Standard">
      <style:text-properties style:font-name="Cambria" fo:font-size="10pt" officeooo:paragraph-rsid="0029e840" style:font-size-asian="10pt" style:font-size-complex="10pt"/>
    </style:style>
    <style:style style:name="P35" style:family="paragraph" style:parent-style-name="Standard">
      <style:text-properties style:font-name="Cambria" fo:font-size="10pt" officeooo:rsid="0029e840" officeooo:paragraph-rsid="0029e840" style:font-size-asian="10pt" style:font-size-complex="10pt"/>
    </style:style>
    <style:style style:name="P36" style:family="paragraph" style:parent-style-name="Standard">
      <style:text-properties style:font-name="Cambria" fo:font-size="10pt" officeooo:paragraph-rsid="002e79a6" style:font-size-asian="10pt" style:font-size-complex="10pt"/>
    </style:style>
    <style:style style:name="P37" style:family="paragraph" style:parent-style-name="Standard">
      <style:text-properties style:font-name="Cambria" fo:font-size="10pt" officeooo:rsid="002e79a6" officeooo:paragraph-rsid="002e79a6" style:font-size-asian="10pt" style:font-size-complex="10pt"/>
    </style:style>
    <style:style style:name="P38" style:family="paragraph" style:parent-style-name="Standard">
      <style:text-properties style:font-name="Cambria" fo:font-size="10pt" officeooo:paragraph-rsid="002ea63f" style:font-size-asian="10pt" style:font-size-complex="10pt"/>
    </style:style>
    <style:style style:name="P39" style:family="paragraph" style:parent-style-name="Standard">
      <style:text-properties style:font-name="Cambria" fo:font-size="10pt" officeooo:paragraph-rsid="002f7f67" style:font-size-asian="10pt" style:font-size-complex="10pt"/>
    </style:style>
    <style:style style:name="P40" style:family="paragraph" style:parent-style-name="Standard">
      <style:text-properties style:font-name="Cambria" fo:font-size="10pt" officeooo:rsid="00347627" officeooo:paragraph-rsid="00347627" style:font-size-asian="10pt" style:font-size-complex="10pt"/>
    </style:style>
    <style:style style:name="P41" style:family="paragraph" style:parent-style-name="Standard">
      <style:text-properties style:font-name="Cambria" fo:font-size="10pt" officeooo:paragraph-rsid="00347627" style:font-size-asian="10pt" style:font-size-complex="10pt"/>
    </style:style>
    <style:style style:name="P42" style:family="paragraph" style:parent-style-name="Standard">
      <style:text-properties style:font-name="Cambria" fo:font-size="10pt" officeooo:paragraph-rsid="00371165" style:font-size-asian="10pt" style:font-size-complex="10pt"/>
    </style:style>
    <style:style style:name="P43" style:family="paragraph" style:parent-style-name="Standard">
      <style:text-properties style:font-name="Cambria" fo:font-size="10pt" officeooo:paragraph-rsid="003846e1" style:font-size-asian="10pt" style:font-size-complex="10pt"/>
    </style:style>
    <style:style style:name="P44" style:family="paragraph" style:parent-style-name="Standard">
      <style:paragraph-properties fo:text-align="justify" style:justify-single-word="false"/>
      <style:text-properties style:font-name="Cambria" fo:font-size="10pt" fo:font-weight="bold" officeooo:rsid="00161c26" officeooo:paragraph-rsid="00161c26" style:font-size-asian="10pt" style:font-weight-asian="bold" style:font-size-complex="10pt" style:font-weight-complex="bold"/>
    </style:style>
    <style:style style:name="P45" style:family="paragraph" style:parent-style-name="Standard">
      <style:paragraph-properties fo:text-align="justify" style:justify-single-word="false"/>
      <style:text-properties style:font-name="Cambria" fo:font-size="10pt" fo:font-weight="bold" officeooo:rsid="00193809" officeooo:paragraph-rsid="001d3fea" style:font-size-asian="10pt" style:font-weight-asian="bold" style:font-size-complex="10pt" style:font-weight-complex="bold"/>
    </style:style>
    <style:style style:name="P46" style:family="paragraph" style:parent-style-name="Standard">
      <style:paragraph-properties fo:text-align="justify" style:justify-single-word="false"/>
      <style:text-properties style:font-name="Cambria" fo:font-size="10pt" fo:font-weight="bold" officeooo:rsid="0016536a" officeooo:paragraph-rsid="0016536a" style:font-size-asian="10pt" style:font-weight-asian="bold" style:font-size-complex="10pt" style:font-weight-complex="bold"/>
    </style:style>
    <style:style style:name="P47" style:family="paragraph" style:parent-style-name="Standard">
      <style:paragraph-properties fo:text-align="justify" style:justify-single-word="false"/>
      <style:text-properties style:font-name="Cambria" fo:font-size="10pt" fo:font-weight="bold" officeooo:rsid="0016536a" officeooo:paragraph-rsid="001d3fea" style:font-size-asian="10pt" style:font-weight-asian="bold" style:font-size-complex="10pt" style:font-weight-complex="bold"/>
    </style:style>
    <style:style style:name="P48" style:family="paragraph" style:parent-style-name="Standard">
      <style:paragraph-properties fo:text-align="justify" style:justify-single-word="false"/>
      <style:text-properties style:font-name="Cambria" fo:font-size="10pt" fo:font-weight="bold" officeooo:rsid="00183b95" officeooo:paragraph-rsid="001d3fea" style:font-size-asian="10pt" style:font-weight-asian="bold" style:font-size-complex="10pt" style:font-weight-complex="bold"/>
    </style:style>
    <style:style style:name="P49" style:family="paragraph" style:parent-style-name="Standard">
      <style:paragraph-properties fo:text-align="justify" style:justify-single-word="false"/>
      <style:text-properties style:font-name="Cambria" fo:font-size="10pt" fo:font-weight="bold" officeooo:rsid="001e293f" officeooo:paragraph-rsid="001e293f" style:font-size-asian="10pt" style:font-weight-asian="bold" style:font-size-complex="10pt" style:font-weight-complex="bold"/>
    </style:style>
    <style:style style:name="P50" style:family="paragraph" style:parent-style-name="Table_20_Contents">
      <style:text-properties style:font-name="Cambria" fo:font-size="10pt" style:font-size-asian="10pt" style:font-size-complex="10pt"/>
    </style:style>
    <style:style style:name="P51" style:family="paragraph" style:parent-style-name="Table_20_Contents">
      <style:text-properties style:font-name="Cambria" fo:font-size="10pt" officeooo:rsid="0029e840" officeooo:paragraph-rsid="0029e840" style:font-size-asian="10pt" style:font-size-complex="10pt"/>
    </style:style>
    <style:style style:name="P52" style:family="paragraph" style:parent-style-name="Table_20_Contents">
      <style:text-properties style:font-name="Cambria" fo:font-size="10pt" officeooo:rsid="002fba8c" officeooo:paragraph-rsid="002fba8c" style:font-size-asian="10pt" style:font-size-complex="10pt"/>
    </style:style>
    <style:style style:name="P53" style:family="paragraph" style:parent-style-name="Table_20_Contents">
      <style:paragraph-properties fo:text-align="center" style:justify-single-word="false"/>
      <style:text-properties style:font-name="Cambria" fo:font-size="10pt" officeooo:rsid="002fba8c" officeooo:paragraph-rsid="002fba8c" style:font-size-asian="10pt" style:font-size-complex="10pt"/>
    </style:style>
    <style:style style:name="P54" style:family="paragraph" style:parent-style-name="Table_20_Contents">
      <style:text-properties style:font-name="Cambria" fo:font-size="10pt" officeooo:rsid="002fba8c" officeooo:paragraph-rsid="00347627" style:font-size-asian="10pt" style:font-size-complex="10pt"/>
    </style:style>
    <style:style style:name="P55" style:family="paragraph" style:parent-style-name="Table_20_Contents">
      <style:text-properties style:font-name="Cambria" fo:font-size="10pt" officeooo:rsid="0030789b" officeooo:paragraph-rsid="0030789b" style:font-size-asian="10pt" style:font-size-complex="10pt"/>
    </style:style>
    <style:style style:name="P56" style:family="paragraph" style:parent-style-name="Table_20_Contents">
      <style:text-properties style:font-name="Cambria" fo:font-size="10pt" officeooo:rsid="0030789b" officeooo:paragraph-rsid="0032276d" style:font-size-asian="10pt" style:font-size-complex="10pt"/>
    </style:style>
    <style:style style:name="P57" style:family="paragraph" style:parent-style-name="Table_20_Contents">
      <style:text-properties style:font-name="Cambria" fo:font-size="10pt" officeooo:rsid="0030789b" officeooo:paragraph-rsid="00347627" style:font-size-asian="10pt" style:font-size-complex="10pt"/>
    </style:style>
    <style:style style:name="P58" style:family="paragraph" style:parent-style-name="Table_20_Contents">
      <style:text-properties style:font-name="Cambria" fo:font-size="10pt" officeooo:rsid="00347627" officeooo:paragraph-rsid="00347627" style:font-size-asian="10pt" style:font-size-complex="10pt"/>
    </style:style>
    <style:style style:name="P59" style:family="paragraph" style:parent-style-name="Table_20_Contents">
      <style:text-properties style:font-name="Cambria" fo:font-size="10pt" officeooo:rsid="003846e1" officeooo:paragraph-rsid="003846e1" style:font-size-asian="10pt" style:font-size-complex="10pt"/>
    </style:style>
    <style:style style:name="P60" style:family="paragraph" style:parent-style-name="Table_20_Contents">
      <style:text-properties style:font-name="Cambria" fo:font-size="10pt" officeooo:rsid="00388dd4" officeooo:paragraph-rsid="00388dd4" style:font-size-asian="10pt" style:font-size-complex="10pt"/>
    </style:style>
    <style:style style:name="P61" style:family="paragraph" style:parent-style-name="Table_20_Contents">
      <style:text-properties style:font-name="Cambria" fo:font-size="10pt" fo:language="ru" fo:country="RU" officeooo:rsid="00388dd4" officeooo:paragraph-rsid="00388dd4" style:font-size-asian="10pt" style:font-size-complex="10pt"/>
    </style:style>
    <style:style style:name="T1" style:family="text">
      <style:text-properties officeooo:rsid="001456d0"/>
    </style:style>
    <style:style style:name="T2" style:family="text">
      <style:text-properties style:font-name="Cambria" fo:font-size="10pt" style:font-size-asian="10pt" style:font-size-complex="10pt"/>
    </style:style>
    <style:style style:name="T3" style:family="text">
      <style:text-properties officeooo:rsid="001585a6"/>
    </style:style>
    <style:style style:name="T4" style:family="text">
      <style:text-properties officeooo:rsid="00161c26"/>
    </style:style>
    <style:style style:name="T5" style:family="text">
      <style:text-properties officeooo:rsid="0016536a"/>
    </style:style>
    <style:style style:name="T6" style:family="text">
      <style:text-properties officeooo:rsid="00182bec"/>
    </style:style>
    <style:style style:name="T7" style:family="text">
      <style:text-properties officeooo:rsid="00183b95"/>
    </style:style>
    <style:style style:name="T8" style:family="text">
      <style:text-properties officeooo:rsid="001d3fea"/>
    </style:style>
    <style:style style:name="T9" style:family="text">
      <style:text-properties officeooo:rsid="001e13cf"/>
    </style:style>
    <style:style style:name="T10" style:family="text">
      <style:text-properties fo:language="en" fo:country="US"/>
    </style:style>
    <style:style style:name="T11" style:family="text">
      <style:text-properties fo:language="ru" fo:country="RU"/>
    </style:style>
    <style:style style:name="T12" style:family="text">
      <style:text-properties fo:language="ru" fo:country="RU" officeooo:rsid="0026cb89"/>
    </style:style>
    <style:style style:name="T13" style:family="text">
      <style:text-properties fo:language="ru" fo:country="RU" officeooo:rsid="0029e840"/>
    </style:style>
    <style:style style:name="T14" style:family="text">
      <style:text-properties fo:language="ru" fo:country="RU" officeooo:rsid="00347627"/>
    </style:style>
    <style:style style:name="T15" style:family="text">
      <style:text-properties officeooo:rsid="0022e170"/>
    </style:style>
    <style:style style:name="T16" style:family="text">
      <style:text-properties fo:color="#1e1e1f" loext:opacity="100%"/>
    </style:style>
    <style:style style:name="T17" style:family="text">
      <style:text-properties style:font-name="Cambria1" officeooo:rsid="0027ce79" style:font-name-asian="Cambria1" style:font-name-complex="Cambria1"/>
    </style:style>
    <style:style style:name="T18" style:family="text">
      <style:text-properties officeooo:rsid="0029e840"/>
    </style:style>
    <style:style style:name="T19" style:family="text">
      <style:text-properties fo:color="#1c1d1d" loext:opacity="100%"/>
    </style:style>
    <style:style style:name="T20" style:family="text">
      <style:text-properties fo:color="#1c1d1d" loext:opacity="100%" officeooo:rsid="002ba722"/>
    </style:style>
    <style:style style:name="T21" style:family="text">
      <style:text-properties fo:color="#1c1d1d" loext:opacity="100%" officeooo:rsid="002ea63f"/>
    </style:style>
    <style:style style:name="T22" style:family="text">
      <style:text-properties fo:color="#1c1d1d" loext:opacity="100%" officeooo:rsid="002fba8c"/>
    </style:style>
    <style:style style:name="T23" style:family="text">
      <style:text-properties officeooo:rsid="002ba722"/>
    </style:style>
    <style:style style:name="T24" style:family="text">
      <style:text-properties officeooo:rsid="0032276d"/>
    </style:style>
    <style:style style:name="T25" style:family="text">
      <style:text-properties officeooo:rsid="0033ddd4"/>
    </style:style>
    <style:style style:name="T26" style:family="text">
      <style:text-properties officeooo:rsid="00347627"/>
    </style:style>
    <style:style style:name="T27" style:family="text">
      <style:text-properties fo:color="#222222" loext:opacity="100%"/>
    </style:style>
    <style:style style:name="T28" style:family="text">
      <style:text-properties officeooo:rsid="00371165"/>
    </style:style>
    <style:style style:name="T29" style:family="text">
      <style:text-properties officeooo:rsid="003846e1"/>
    </style:style>
    <style:style style:name="T30" style:family="text">
      <style:text-properties officeooo:rsid="00388d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5">Восстановление (Сила воли)</text:p>
      <text:p text:style-name="P28">Школа Восстановления самая распространенная из всех, и описывает использование магии для лечения ран, помощи союзникам и усиления способностей. Как можно понять из названия, Восстановление сфокусировано на всем исцеляющем и возвращающем прежнее состояние — от лечения травм до исцеления болезней и ядов. Часто практикующие Восстановление имеют хорошее представление и в базовой медицине и функциях живых существ.</text:p>
      <text:p text:style-name="P11"><text:span text:style-name="T6">Ваш персонаж не должен использовать этот навык, если:</text:span></text:p>
      <text:list xml:id="list1273688213" text:style-name="L7">
        <text:list-item>
          <text:p text:style-name="P27">Вы хотите исцелять раны своих союзников и восстанавливать их запас сил.</text:p>
        </text:list-item>
        <text:list-item>
          <text:p text:style-name="P27">Вы хотите усилять атрибуты и навыки своих союзников.</text:p>
        </text:list-item>
      </text:list>
      <text:p text:style-name="P21"><text:span text:style-name="T1">Ваш персонаж не должен использовать этот навык, если:</text:span></text:p>
      <text:list xml:id="list723560949" text:style-name="L9">
        <text:list-item>
          <text:p text:style-name="P29"><text:span text:style-name="T1">В</text:span>ы хотите создавать лекарства, <text:span text:style-name="T8">мази и зелья.</text:span></text:p>
        </text:list-item>
        <text:list-item>
          <text:p text:style-name="P30">Вы хотите предоставлять новые способности союзникам.</text:p>
        </text:list-item>
      </text:list>
      <text:p text:style-name="P1"><text:span text:style-name="T2"/></text:p>
      <text:p text:style-name="P1">Изменение (Интеллект)</text:p>
      <text:p text:style-name="P2"><text:span text:style-name="T1">Школа магии Изменение широко используется, чтобы менять (иногда довольно значительно) окружающий мир, позволяя практикующим ее изменять как базовую структуру, материал, так и поведение физического мира. Также это школа включает в себя и способы манипуляции самой магией, чтобы создавать барьеры. Хотите защищать своих союзников? Дышать под водой? Превращать свинец в золото? Тогда вам понравится магия Изменения.</text:span></text:p>
      <text:p text:style-name="P6">Ваш персонаж может использовать этот навык, если:</text:p>
      <text:list xml:id="list2982408723" text:style-name="L1">
        <text:list-item>
          <text:p text:style-name="P7">Вы хотите использовать Магическое действие Щит, чтобы создать защиту для своих союзников</text:p>
        </text:list-item>
        <text:list-item>
          <text:p text:style-name="P7">Вы хотите вносить небольшие изменения в мире вокруг вас, такие как изменить цвет предмета, или превратить кружку в тарелку. Будьте креативны!</text:p>
        </text:list-item>
        <text:list-item>
          <text:p text:style-name="P7">Вы хотите усилить своих союзников, позволяя им прыгать выше, нырять глубже, летать или даже ходить по воде.</text:p>
        </text:list-item>
      </text:list>
      <text:p text:style-name="P6">Ваш персонаж не должен использовать этот навык, если:</text:p>
      <text:list xml:id="list3553860132" text:style-name="L2">
        <text:list-item>
          <text:p text:style-name="P12">Вы хотите использовать магию, чтобы атаковать противника.</text:p>
        </text:list-item>
        <text:list-item>
          <text:p text:style-name="P12">Вы хотите делать магические фокусы, включающие иллюзии.</text:p>
        </text:list-item>
        <text:list-item>
          <text:p text:style-name="P12">Вы хотите создавать новые <text:span text:style-name="T3">предметы</text:span> при помощи магии.</text:p>
        </text:list-item>
      </text:list>
      <text:p text:style-name="P2"/>
      <text:p text:style-name="P47">Иллюзия (Обаяние)</text:p>
      <text:p text:style-name="P21">Школу Иллюзий зачастую принимают неоднозначно, со смесью подозрения и восх<text:span text:style-name="T6">и</text:span>щения, ибо Иллюзия может как создавать неосязаемые образы и звуки, обозримые всеми, так играть с разумом иных существ. <text:span text:style-name="T6">Искусство Иллюзии — мощный инструмент воздействия на поведение других существ, как для их пользы, так и совершенно напротив.</text:span></text:p>
      <text:p text:style-name="P11"><text:span text:style-name="T6">Ваш персонаж не должен использовать этот навык, если:</text:span></text:p>
      <text:list xml:id="list3152940976" text:style-name="L6">
        <text:list-item>
          <text:p text:style-name="P22">Вы хотите создавать свет и звуки</text:p>
        </text:list-item>
        <text:list-item>
          <text:p text:style-name="P22">Вы хотите воздействовать на чей-то разум, вызывая страх, паралич, слепоту и даже безумие.</text:p>
        </text:list-item>
        <text:list-item>
          <text:p text:style-name="P22">Вы хотите вдохновить своих союзников успокоить их или же приглушит<text:span text:style-name="T7">ь</text:span> <text:span text:style-name="T7">их </text:span>шаги.</text:p>
        </text:list-item>
      </text:list>
      <text:p text:style-name="P21"><text:span text:style-name="T1">Ваш персонаж не должен использовать этот навык, если:</text:span></text:p>
      <text:list xml:id="list2346681589" text:style-name="L10">
        <text:list-item>
          <text:p text:style-name="P14"><text:span text:style-name="T1">Вы хотите использовать магию, чтобы </text:span><text:span text:style-name="T4">напрямую</text:span><text:span text:style-name="T1"> атаковать противника.</text:span></text:p>
        </text:list-item>
        <text:list-item>
          <text:p text:style-name="P24"><text:span text:style-name="T1">В</text:span>ы хотите создавать настоящие предметы или изменять окружающий мир.</text:p>
        </text:list-item>
      </text:list>
      <text:p text:style-name="P25"/>
      <text:p text:style-name="P44">Колдовство (Интеллект)</text:p>
      <text:p text:style-name="P16">Школа Колдовства — это искусство призывать существа и предметы напрямую из миров Обливиона. Именно поэтому тех, кому позволено изучать школу Колдовства тщательно отбирают и контролируют. Часто заклинания школы Колдовства практикуют и вне образовательных учреждений, например, дикие ведьмы и чернокнижники, в глубинке, а также в высоких башнях Волшебников Тельванни в Морровинде. Используя различные ритуалы, заклинания и жертвоприношения, Колдовство позволяет открывать прямые врата в Обливион, которые могут выпустить <text:s/>невиданные сущности за гранью понимания.</text:p>
      <text:p text:style-name="P8">Ваш персонаж может использовать этот навык, если:</text:p>
      <text:list xml:id="list3717379199" text:style-name="L3">
        <text:list-item>
          <text:p text:style-name="P9"><text:span text:style-name="T4">Вы хотите призвать Даэдра, чтобы они помогли вам.</text:span></text:p>
        </text:list-item>
        <text:list-item>
          <text:p text:style-name="P9"><text:span text:style-name="T4">Вы хотите призывать удобное магическое оружие и броню на короткое время.</text:span></text:p>
        </text:list-item>
        <text:list-item>
          <text:p text:style-name="P17">Вы хотите создавать порталы для путешествий или даже для вхождения в Обливион.</text:p>
        </text:list-item>
      </text:list>
      <text:p text:style-name="P8">Ваш персонаж не должен использовать этот навык, если:</text:p>
      <text:list xml:id="list170014310915392" text:continue-list="list3553860132" text:style-name="L2">
        <text:list-item>
          <text:p text:style-name="P13">Вы хотите использовать магию, чтобы <text:span text:style-name="T4">напрямую</text:span> атаковать противника.</text:p>
        </text:list-item>
        <text:list-item>
          <text:p text:style-name="P13">Вы хотите <text:span text:style-name="T15">накладывать</text:span><text:span text:style-name="T5"> заклинания, напрямую влияющие на существа.</text:span></text:p>
        </text:list-item>
      </text:list>
      <text:p text:style-name="P3"/>
      <text:p text:style-name="P48">Мистицизм (Сила воля)</text:p>
      <text:p text:style-name="P25">Школа Мистицизма вызывает много вопросов и споров. Ее считают самой сложной школой магии, так <text:soft-page-break/>как в ней самые запутанные правила и ее сложней всего объяснять новичкам. Таким образом, школу Мистицизма в некоторых провинциях совсем не изучают. Чаще всего Мистицизм описывают, как древнее и архаичное искусство, сфокусированное на понимании и манипуляцией самих законов мироздания. Это довольно редкая школа, несмотря на то, что Мистицизм включает в себя сотни различных заклинаний и дает множество возможностей, от заключения душ в кам<text:span text:style-name="T9">ни</text:span> до чтения разума и развеивания магии.</text:p>
      <text:p text:style-name="P11"><text:span text:style-name="T6">Ваш персонаж не должен использовать этот навык, если:</text:span></text:p>
      <text:list xml:id="list170014794958839" text:continue-list="list1273688213" text:style-name="L7">
        <text:list-item>
          <text:p text:style-name="P23"><text:span text:style-name="T6">В</text:span>ы хотите использовать магию, чтобы обнаруживать и развеивать магию.</text:p>
        </text:list-item>
        <text:list-item>
          <text:p text:style-name="P23">Вы хотите понимать и определять источники магии и заклинания.</text:p>
        </text:list-item>
        <text:list-item>
          <text:p text:style-name="P23">Вы хотите захватывать души в камни и использовать их.</text:p>
        </text:list-item>
      </text:list>
      <text:p text:style-name="P21"><text:span text:style-name="T1">Ваш персонаж не должен использовать этот навык, если:</text:span></text:p>
      <text:list xml:id="list979730668" text:style-name="L11">
        <text:list-item>
          <text:p text:style-name="P15"><text:span text:style-name="T1">Вы хотите использовать магию, чтобы </text:span><text:span text:style-name="T4">напрямую</text:span><text:span text:style-name="T1"> атаковать противника.</text:span></text:p>
        </text:list-item>
        <text:list-item>
          <text:p text:style-name="P26"><text:span text:style-name="T1">Вы хотите изменять </text:span>физический<text:span text:style-name="T1"> мир </text:span>вокруг вас<text:span text:style-name="T1">.</text:span></text:p>
        </text:list-item>
      </text:list>
      <text:p text:style-name="P4"/>
      <text:p text:style-name="P46">Разрушение (Сила воли)</text:p>
      <text:p text:style-name="P18">Школа Разрушение это могущественное искусство превращения чистой магии в опасное оружие и элементальные эффекты. От метания огненных шаров до покрытия себя щитом, испускающим молнии, Разрушение это любимая школа боевых магов и элементалистов по всему Тамриэлю. Кроме наносящих различные повреждения атак, Разрушение может и ослаблять вражескую защиту, волю и оружие.</text:p>
      <text:p text:style-name="P10">Ваш персонаж не должен использовать этот навык, если:</text:p>
      <text:list xml:id="list3017841189" text:style-name="L4">
        <text:list-item>
          <text:p text:style-name="P19">Вы хотите метать огненные стрелы и поджаривать противников разрядами молний.</text:p>
        </text:list-item>
        <text:list-item>
          <text:p text:style-name="P19"><text:span text:style-name="T1">В</text:span>ы хотите снижать атрибуты и навыки противников на короткое время.</text:p>
        </text:list-item>
        <text:list-item>
          <text:p text:style-name="P19">Вы хотите создавать слабое пламя, искры молний или куски льда для различных небольших трюков.</text:p>
        </text:list-item>
      </text:list>
      <text:p text:style-name="P18"><text:span text:style-name="T1">Ваш персонаж не должен использовать этот навык, если:</text:span></text:p>
      <text:list xml:id="list3545344689" text:style-name="L5">
        <text:list-item>
          <text:p text:style-name="P20">Вы хотите изменять мир вокруг вас (кроме прямого уничтожения).</text:p>
        </text:list-item>
        <text:list-item>
          <text:p text:style-name="P5"><text:span text:style-name="T5">Вы хотите заряжать оружие силами элементов.</text:span></text:p>
        </text:list-item>
      </text:list>
      <text:p text:style-name="P3"/>
      <text:p text:style-name="P49"/>
      <text:p text:style-name="Standard">Магия в Тамриэле</text:p>
      <text:p text:style-name="P31">Следуйте правилам по использованию магии в Основной Книге Правил <text:span text:style-name="T10">Genesys, </text:span><text:span text:style-name="T11">стр. 210. </text:span></text:p>
      <text:p text:style-name="P31"><text:span text:style-name="T11"/></text:p>
      <text:p text:style-name="P31"><text:span text:style-name="T11">З</text:span>аклинатель - это любой персонаж с как минимум одним рангом в магическом навыке. Если у вашего</text:p>
      <text:p text:style-name="P31">персонажа нет как минимум одного ранга в магическом навыке, он не может использовать магию.</text:p>
      <text:p text:style-name="P31">Сюда входит совершение всех магических действий и манёвров, описанных далее в этом разделе.</text:p>
      <text:p text:style-name="P31"/>
      <text:p text:style-name="P31">Использование магии в повествовательных сценах Проверки магии совершаются так же и в таких же обстоятельствах, как другие проверки навыков. Как и в случае с другими навыками, обычно проверка совершается, только если возможен неожиданный результат или значимые последствия при провале. Например, персонаж, который владеет школой Разрушения, не обязан совершать проверки, чтобы с помощью магии зажечь факел или костёр. Точно так же жрец, хорошо проявивший себя в магии Восстановления, не обязан совершать проверку, чтобы облегчить боль умирающего персонажа ведущего. Однако надо учесть, что зачастую с помощью магии достичь цели сложнее, чем при помощи специализированного навыка. Магия может быть универсальным навыком, но она не является способом решения ВСЕХ проблем.</text:p>
      <text:p text:style-name="P31"/>
      <text:p text:style-name="P33">Если ваш персонаж накладывает заклинание, которое требует проверки, он (вне зависимости от результата проверки) <text:span text:style-name="T23">тратит</text:span> 2 <text:span text:style-name="T23">запаса сил</text:span> после совершения этой проверки. </text:p>
      <text:p text:style-name="P33"><text:span text:style-name="T17">◻◼</text:span></text:p>
      <text:p text:style-name="P31"/>
      <text:p text:style-name="P31">Обратите внимание, что заклинатели <text:span text:style-name="T23">тратят запас сил</text:span>, только когда совершают проверку для накладывания заклинания, так что малые и повествовательные эффекты не вызывают этот штраф.</text:p>
      <text:p text:style-name="P31"/>
      <text:p text:style-name="P31">Штрафы при накладывании заклинаний</text:p>
      <table:table table:name="Таблица1" table:style-name="Таблица1">
        <table:table-column table:style-name="Таблица1.A"/>
        <table:table-column table:style-name="Таблица1.B"/>
        <table:table-row table:style-name="TableLine2896376896480">
          <table:table-cell table:style-name="Таблица1.A1" office:value-type="string">
            <text:p text:style-name="P50">Условие</text:p>
          </table:table-cell>
          <table:table-cell table:style-name="Таблица1.B1" office:value-type="string">
            <text:p text:style-name="P50">Штраф</text:p>
          </table:table-cell>
        </table:table-row>
        <table:table-row table:style-name="TableLine2896376896480">
          <table:table-cell table:style-name="Таблица1.A2" office:value-type="string">
            <text:p text:style-name="P31">У персонажа нет хотя бы одной свободной руки.</text:p>
          </table:table-cell>
          <table:table-cell table:style-name="Таблица1.B2" office:value-type="string">
            <text:p text:style-name="P33">+ <text:span text:style-name="T17">◼</text:span></text:p>
          </table:table-cell>
        </table:table-row>
        <table:table-row table:style-name="TableLine2896376896480">
          <table:table-cell table:style-name="Таблица1.A2" office:value-type="string">
            <text:p text:style-name="P31">У персонажа кляп во рту, он онемел или не может говорить по другой причине.</text:p>
          </table:table-cell>
          <table:table-cell table:style-name="Таблица1.B2" office:value-type="string">
            <text:p text:style-name="P33">+<text:span text:style-name="T17">◼◼</text:span></text:p>
          </table:table-cell>
        </table:table-row>
        <table:table-row table:style-name="TableLine2896376896480">
          <table:table-cell table:style-name="Таблица1.A2" office:value-type="string">
            <text:p text:style-name="P31">Персонаж носит тяжёлую броню, мешающую жестикулировать ( броня с поглощением как минимум +2), или несёт щит. То же самое может</text:p>
            <text:p text:style-name="P31">касаться и другой ограничивающей одежды на ваш выбор.</text:p>
          </table:table-cell>
          <table:table-cell table:style-name="Таблица1.B2" office:value-type="string">
            <text:p text:style-name="P33">+ <text:span text:style-name="T17">◼</text:span></text:p>
          </table:table-cell>
        </table:table-row>
        <table:table-row table:style-name="TableLine2896376896480">
          <table:table-cell table:style-name="Таблица1.A2" office:value-type="string">
            <text:p text:style-name="P31">Персонаж находится в ситуации, мешающей ему концентрироваться, например когда он накладывает заклинание во время плавания</text:p>
            <text:p text:style-name="P31">или раскачиваясь на верёвке, во время песчаной бури или при накладывании заклинания, нацеленного не на того, с кем он сражается</text:p>
            <text:p text:style-name="P31">в рукопашной схватке.</text:p>
          </table:table-cell>
          <table:table-cell table:style-name="Таблица1.B2" office:value-type="string">
            <text:p text:style-name="P31">Усильте <text:span text:style-name="T12">сложность один </text:span>раз (или больше,</text:p>
            <text:p text:style-name="P31">на усмотрение ведущего).</text:p>
          </table:table-cell>
        </table:table-row>
      </table:table>
      <text:p text:style-name="P31"/>
      <text:p text:style-name="P31"><text:span text:style-name="T11"/></text:p>
      <text:p text:style-name="P31"><text:span text:style-name="T11">М</text:span>АГИЯ В СТРУКТУРИРОВАННЫХ СЦЕНАХ</text:p>
      <text:p text:style-name="P31">Магия может атаковать противников, защищать союзников, призывать предметы и оружие и делать</text:p>
      <text:p text:style-name="P31">другие впечатляющие и удивительные вещи. В основе этих действий находится та же система проверки</text:p>
      <text:p text:style-name="P31">навыков, составляющая ядро GENESYS. Разница лишь в том, что магия более гибкая. С помощью магии</text:p>
      <text:p text:style-name="P31">можно делать простые мелочи, но чем большего вы хотите достичь, тем сложнее становится проверка.</text:p>
      <text:p text:style-name="P31"><text:span text:style-name="T11"/></text:p>
      <text:p text:style-name="P31"><text:span text:style-name="T13">Трата</text:span> <text:span text:style-name="T18">Осложнения</text:span> <text:span text:style-name="T18">и</text:span> <text:span text:style-name="T18">Краха</text:span> <text:span text:style-name="T18">при проверках магических навыков</text:span></text:p>
      <table:table table:name="Таблица2" table:style-name="Таблица2">
        <table:table-column table:style-name="Таблица2.A"/>
        <table:table-column table:style-name="Таблица2.B"/>
        <table:table-row table:style-name="TableLine2896243075856">
          <table:table-cell table:style-name="Таблица2.A1" office:value-type="string">
            <text:p text:style-name="P50">Стоимость</text:p>
          </table:table-cell>
          <table:table-cell table:style-name="Таблица2.B1" office:value-type="string">
            <text:p text:style-name="P50">Варианты результата</text:p>
          </table:table-cell>
        </table:table-row>
        <table:table-row table:style-name="TableLine2896243075856">
          <table:table-cell table:style-name="Таблица2.A2" office:value-type="string">
            <text:p text:style-name="P34"><text:span text:style-name="T18">Осложнение</text:span></text:p>
            <text:p text:style-name="P35">или Крах</text:p>
          </table:table-cell>
          <table:table-cell table:style-name="Таблица2.B2" office:value-type="string">
            <text:p text:style-name="P31">Магическая энергия истощает персонажа, и он <text:span text:style-name="T23">теряет 2 запаса сил</text:span> или 1 <text:span text:style-name="T23">здоровья</text:span> (на выбор контролирующего игрока).</text:p>
            <text:p text:style-name="P31">Этот персонаж и все союзные заклинатели, участвующие в сцене, до конца следующего хода контролирующего игрока добавляют <text:span text:style-name="T17">◼</text:span> ко всем попыткам творить заклинания.</text:p>
          </table:table-cell>
        </table:table-row>
        <table:table-row table:style-name="TableLine2896243075856">
          <table:table-cell table:style-name="Таблица2.A2" office:value-type="string">
            <text:p text:style-name="P34"><text:span text:style-name="T18">Два Осложнения</text:span></text:p>
            <text:p text:style-name="P35">или</text:p>
            <text:p text:style-name="P35">Крах</text:p>
          </table:table-cell>
          <table:table-cell table:style-name="Таблица2.B2" office:value-type="string">
            <text:p text:style-name="P31">Заклинание вступает в силу в начале следующего раунда или через минуту при повествовательном стиле игры.</text:p>
            <text:p text:style-name="P31">Если персонаж использовал магический предмет, этот предмет получает одну степень повреждения.</text:p>
            <text:p text:style-name="P34">До конца сцены вражеские заклинатели добавляют <text:span text:style-name="T18">Бонус </text:span><text:span text:style-name="T17">◻</text:span> когда накладывают заклинания, целясь в этого персонажа.</text:p>
          </table:table-cell>
        </table:table-row>
        <text:soft-page-break/>
        <table:table-row table:style-name="TableLine2896243075856">
          <table:table-cell table:style-name="Таблица2.A2" office:value-type="string">
            <text:p text:style-name="P34"><text:span text:style-name="T18">Три Осложнения</text:span></text:p>
            <text:p text:style-name="P35">или</text:p>
            <text:p text:style-name="P35">Крах</text:p>
          </table:table-cell>
          <table:table-cell table:style-name="Таблица2.B2" office:value-type="string">
            <text:p text:style-name="P31">Заклинание оказывается немного мощнее, чем ожидалось. Один дополнительный персонаж на выбор ведущего становится целью этого заклинания или как-то иначе подвергается магическому воздействию.</text:p>
            <text:p text:style-name="P31">Все остальные существа, находящиеся в пределах одного дня пути и чувствительные к магическим энергиям, узнают о присутствии этого персонажа (и в зависимости от своего отношения к нему могут захотеть его найти и навредить ему).</text:p>
          </table:table-cell>
        </table:table-row>
        <table:table-row table:style-name="TableLine2896243075856">
          <table:table-cell table:style-name="Таблица2.A2" office:value-type="string">
            <text:p text:style-name="P51">Крах</text:p>
          </table:table-cell>
          <table:table-cell table:style-name="Таблица2.B2" office:value-type="string">
            <text:p text:style-name="P31">Персонаж переусердствовал или потерял связь с магическими потоками и до конца сцены не может накладывать заклинания.</text:p>
            <text:p text:style-name="P31">Цель заклинания выбирает ведущий. Если заклинателем был ПВ, то цель выбирает контролирующий игрок.</text:p>
          </table:table-cell>
        </table:table-row>
        <table:table-row table:style-name="TableLine2896243075856">
          <table:table-cell table:style-name="Таблица2.A2" office:value-type="string">
            <text:p text:style-name="P51">Два Краха</text:p>
          </table:table-cell>
          <table:table-cell table:style-name="Таблица2.B2" office:value-type="string">
            <text:p text:style-name="P31">Персонаж полностью теряет контроль над магической энергией или навлекает на себя гнев божества, так что получает одну критическую травму (ведущий может решить, что вместо травмы возникают ужасные или забавные последствия. такие как временное превращение в небольшое лесное животное, разряд молнии в ясную погоду, обмен до конца дня телами с кем-то, кто ещё присутствует в сцене, призыв аватара божества или адского гнева).</text:p>
            <text:p text:style-name="P31">Если персонаж использовал магический предмет, этот предмет полностью уничтожается.</text:p>
          </table:table-cell>
        </table:table-row>
      </table:table>
      <text:p text:style-name="P31"><text:span text:style-name="T11"/></text:p>
      <text:p text:style-name="P31"><text:span text:style-name="T11"/></text:p>
      <text:p text:style-name="P31"><text:span text:style-name="T11">М</text:span>АГИЧЕСКИЕ ДЕЙСТВИЯ И МАНЁВРЫ</text:p>
      <text:p text:style-name="P31">Как и всё остальное, что персонажи могут делать в структурированных сценах, заклинания делятся</text:p>
      <text:p text:style-name="P31"><text:span text:style-name="T11">н</text:span>а действия и манёвры. В этом разделе представлены примеры магических действий, охватывающие самые распространённые вещи, совершаемые персонажами. Эти действия можно использовать наравне с обычными боевыми действиями. Так же как стандартные действия и манёвры, многие из них можно использовать вне сражений.</text:p>
      <text:p text:style-name="P31"/>
      <text:p text:style-name="P36">МАНЁВРЫ</text:p>
      <text:p text:style-name="P36">Эти манёвры предназначены для персонажей, использующих магические навыки. Так же как большая часть манёвров, они не всегда требуют проверок, но влияют на совершаемые персонажем проверки навыков. Конечно, вы и ваши игроки можете описывать обычные манёвры в терминах магии, когда это</text:p>
      <text:p text:style-name="P36">уместно. Например, игрок может описать защитную стойку как сосредоточение персонажа на воздвижении магических барьеров, или он может описать помощь как небольшой толчок магической энергии, направляющий траекторию меча союзника.</text:p>
      <text:p text:style-name="P36"/>
      <text:p text:style-name="P36">КОНТРЗАКЛИНАНИЕ</text:p>
      <text:p text:style-name="P36">Многие опытные маги или заклинатели могут пытаться противостоять заклинаниям противников. Если персонаж совершает манёвр контрзаклинания, до конца его следующего хода все противники, находящиеся в пределах средней дистанции, усиливают один раз сложность проверок для накладывания заклинаний.</text:p>
      <text:p text:style-name="P36"/>
      <text:p text:style-name="P36">КОНЦЕНТРАЦИЯ</text:p>
      <text:p text:style-name="P36">Некоторые магические эффекты требуют поддержания концентрации. Если магическое действие (или</text:p>
      <text:p text:style-name="P36">заклинание) может получить преимущество от концентрации, это указано в его описании.</text:p>
      <text:p text:style-name="P36">Заклинания, которые можно поддерживать концентрацией, длятся до конца следующего хода персонажа (как указано в их описании). Но если персонаж совершает манёвр концентрации во время своего следующего хода, эффекты заклинания продлятся до конца будущего хода персонажа. Так заклинание можно поддерживать неограниченно долго, если каждый ход совершать манёвр концентрации.</text:p>
      <text:p text:style-name="P36"><text:span text:style-name="T11"/></text:p>
      <text:p text:style-name="P36"><text:span text:style-name="T11">ДЕЙСТВИЯ</text:span></text:p>
      <text:p text:style-name="P31"><text:span text:style-name="T11">П</text:span>еред совершением магического действия персонаж может выбрать любое количество дополнительных</text:p>
      <text:p text:style-name="P31">эффектов этого действия (эти эффекты перечислены в соответствующей таблице). Однако каждый эффект увеличивает сложность этого действия. Вы не можете добавить эффект, если из-за этого сложность действия превысит запредельную(♦♦♦♦♦)<text:span text:style-name="T16">(после всех уменьшений, например за счёт магических приспособлений). Каждый эффект можно добавить лишь один раз, если в его описании</text:span></text:p>
      <text:p text:style-name="P31"><text:span text:style-name="T16">не сказано иное. </text:span><text:span text:style-name="T19">Поскольку все магические действия требуют проверки, то каждый раз, когда персонаж совершает магическое действие (а следовательно, и заклинание, требующее проверки), он </text:span><text:span text:style-name="T20">тратит 2 запаса сил.</text:span></text:p>
      <text:p text:style-name="P37"><text:span text:style-name="T20">У </text:span><text:span text:style-name="T19">каждого действия указана базовая магическая школа, то есть это действие по умолчанию требует </text:span><text:soft-page-break/><text:span text:style-name="T19">проверки именно магического навыка Разрушение (Интеллект). Но в тоже время, некоторые эффекты позволяют менять используемый магический навык, </text:span><text:span text:style-name="T21">причем какой эффект добавляет большую сложность, тот и определяет используемый навык. </text:span><text:span text:style-name="T22">Пометка --- означает, что эффект и его сложность не влияет на используемый магический навык.</text:span></text:p>
      <text:p text:style-name="P31"/>
      <text:p text:style-name="P31"><text:span text:style-name="T11"/></text:p>
      <text:p text:style-name="P31"><text:span text:style-name="T11">Урон</text:span></text:p>
      <text:p text:style-name="P31"><text:span text:style-name="T11">Концентрация: нет</text:span></text:p>
      <text:p text:style-name="P31"><text:span text:style-name="T11">Базовая магическая школа: Разрушение</text:span></text:p>
      <text:p text:style-name="P31"><text:span text:style-name="T11">М</text:span>агическ<text:span text:style-name="T11">ая</text:span> атака - это боевая проверки, и она подчиняется обычным правилам совершения боевых</text:p>
      <text:p text:style-name="P38">проверок, но вместо боевого навыка используют магический навык персонажа. Однако есть и другие отличия, описанные ниже. </text:p>
      <text:p text:style-name="P38">При совершении магической атаки персонаж должен выбрать одну цель, находящуюся на короткой дистанции (и не вплотную). По умолчанию сложность проверки лёгкая (♦). Атака наносит урон, равный рейтингу характеристики, связанной с навыком, использованным для совершения этой атаки (поэтому, если персонаж использовал Магию Разрушения, он наносит урон, равный рангу Интеллекта), плюс 1 урон за каждый неотменённый Успех. У атаки нет критического значения, поэтому критическую</text:p>
      <text:p text:style-name="P39">травму можно причинить только за счёт Триумфа. </text:p>
      <text:p text:style-name="P39">Перед совершением проверки магической Атаки выберите любое количество дополнительных<text:span text:style-name="T11"> э</text:span>ффектов, перечисленных в <text:s/>следующей таблице. Эти эффекты добавляются к атаке.</text:p>
      <table:table table:name="Таблица3" table:style-name="Таблица3">
        <table:table-column table:style-name="Таблица3.A"/>
        <table:table-column table:style-name="Таблица3.B"/>
        <table:table-column table:style-name="Таблица3.C"/>
        <table:table-row table:style-name="TableLine2896349279216">
          <table:table-cell table:style-name="Таблица3.A1" office:value-type="string">
            <text:p text:style-name="P53">Эффект</text:p>
          </table:table-cell>
          <table:table-cell table:style-name="Таблица3.A1" office:value-type="string">
            <text:p text:style-name="P53">Магический </text:p>
            <text:p text:style-name="P53">навык</text:p>
          </table:table-cell>
          <table:table-cell table:style-name="Таблица3.C1" office:value-type="string">
            <text:p text:style-name="P53">Увеличение</text:p>
            <text:p text:style-name="P53">сложности</text:p>
          </table:table-cell>
        </table:table-row>
        <table:table-row table:style-name="TableLine2896349279216">
          <table:table-cell table:style-name="Таблица3.A2" office:value-type="string">
            <text:p text:style-name="P55">Огонь — <text:span text:style-name="T24">Атака получает свойство Жжение, с рангом, равным навыку Разрушение.</text:span></text:p>
          </table:table-cell>
          <table:table-cell table:style-name="Таблица3.A2" office:value-type="string">
            <text:p text:style-name="P52">Разрушение</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Лед — <text:span text:style-name="T24">Атака получает свойство Сковывание, с рангом, равным навыку Разрушение.</text:span></text:p>
          </table:table-cell>
          <table:table-cell table:style-name="Таблица3.A2" office:value-type="string">
            <text:p text:style-name="P52">Разрушение</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Молния — <text:span text:style-name="T24">Атака получает свойство Оглушение, с рангом, равным навыку Разрушение, а также может получить свойство Автоматическое (что дополнительно увеличит сложность на 1, как обычно)</text:span></text:p>
          </table:table-cell>
          <table:table-cell table:style-name="Таблица3.A2" office:value-type="string">
            <text:p text:style-name="P52">Разрушение</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Свет — <text:span text:style-name="T24">Атака получает свойство Дезориентация, с рангом, равным навыку Разрушение. </text:span></text:p>
          </table:table-cell>
          <table:table-cell table:style-name="Таблица3.A2" office:value-type="string">
            <text:p text:style-name="P52">Восстановление</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Истощение — <text:span text:style-name="T24">Атака наносит урон Запасу сил, а не Здоровью противника.</text:span></text:p>
          </table:table-cell>
          <table:table-cell table:style-name="Таблица3.A2" office:value-type="string">
            <text:p text:style-name="P52">Разрушение</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Взрыв — <text:span text:style-name="T24">Атака получает свойство Взрыв, с рангом, равным навыку Разрушение.</text:span></text:p>
          </table:table-cell>
          <table:table-cell table:style-name="Таблица3.A2" office:value-type="string">
            <text:p text:style-name="P50">---</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Касание — <text:span text:style-name="T24">Цель заклинания может находится на дистанции вплотную. </text:span></text:p>
          </table:table-cell>
          <table:table-cell table:style-name="Таблица3.A2" office:value-type="string">
            <text:p text:style-name="P50">---</text:p>
          </table:table-cell>
          <table:table-cell table:style-name="Таблица3.C2" office:value-type="string">
            <text:p text:style-name="P55">0</text:p>
          </table:table-cell>
        </table:table-row>
        <table:table-row table:style-name="TableLine2896349279216">
          <table:table-cell table:style-name="Таблица3.A2" office:value-type="string">
            <text:p text:style-name="P56">Дальность — <text:span text:style-name="T24">Увеличивает дальность на один диапазон. Можно выбирать несколько раз.</text:span></text:p>
          </table:table-cell>
          <table:table-cell table:style-name="Таблица3.A2" office:value-type="string">
            <text:p text:style-name="P50">---</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Дезинтеграция — <text:span text:style-name="T24">Атака получает свойство Повреждение.</text:span></text:p>
          </table:table-cell>
          <table:table-cell table:style-name="Таблица3.A2" office:value-type="string">
            <text:p text:style-name="P50">---</text:p>
          </table:table-cell>
          <table:table-cell table:style-name="Таблица3.C2" office:value-type="string">
            <text:p text:style-name="P55">+1</text:p>
          </table:table-cell>
        </table:table-row>
        <table:table-row table:style-name="TableLine2896349279216">
          <table:table-cell table:style-name="Таблица3.A2" office:value-type="string">
            <text:p text:style-name="P56">Яд — <text:span text:style-name="T24">Если противник получит урон от атаки, то он должен пройти Трудную проверку Стойкости, при провале получ</text:span><text:span text:style-name="T25">ает урон Здоровью и Запасу сил, равный рангу навыку Некромантия.</text:span></text:p>
          </table:table-cell>
          <table:table-cell table:style-name="Таблица3.A2" office:value-type="string">
            <text:p text:style-name="P58">Некромантия</text:p>
          </table:table-cell>
          <table:table-cell table:style-name="Таблица3.C2" office:value-type="string">
            <text:p text:style-name="P55">+2</text:p>
          </table:table-cell>
        </table:table-row>
        <table:table-row table:style-name="TableLine2896349279216">
          <table:table-cell table:style-name="Таблица3.A2" office:value-type="string">
            <text:p text:style-name="P56">Высасывание — <text:span text:style-name="T26">Атака исцелит заклинателю половину нанесенного урона (после учета Поглощения), вплоть до значения, равного рангу навыка Некромантии.</text:span></text:p>
          </table:table-cell>
          <table:table-cell table:style-name="Таблица3.A2" office:value-type="string">
            <text:p text:style-name="P58">Некромантия</text:p>
          </table:table-cell>
          <table:table-cell table:style-name="Таблица3.C2" office:value-type="string">
            <text:p text:style-name="P55">+2</text:p>
          </table:table-cell>
        </table:table-row>
        <table:table-row table:style-name="TableLine2896349279216">
          <table:table-cell table:style-name="Таблица3.A2" office:value-type="string">
            <text:p text:style-name="P57">Усиление — <text:span text:style-name="T26">Атака наносит базовый урон, равный удвоенному значению Атрибута, соответствующего используемому навыку. Если у атаки будет свойство Взрыв, то она подействует на все цели в Короткой дистанции от цели (а не на Вплотную, как обычно).</text:span></text:p>
          </table:table-cell>
          <table:table-cell table:style-name="Таблица3.A2" office:value-type="string">
            <text:p text:style-name="P54">Разрушение</text:p>
          </table:table-cell>
          <table:table-cell table:style-name="Таблица3.C2" office:value-type="string">
            <text:p text:style-name="P55">+2</text:p>
          </table:table-cell>
        </table:table-row>
        <table:table-row table:style-name="TableLine2896349279216">
          <table:table-cell table:style-name="Таблица3.A2" office:value-type="string">
            <text:p text:style-name="P57">Точность — <text:span text:style-name="T24">Атака получает свойство </text:span><text:span text:style-name="T26">Проникающее</text:span><text:span text:style-name="T24">, с рангом, равным навыку Разрушение.</text:span></text:p>
          </table:table-cell>
          <table:table-cell table:style-name="Таблица3.A2" office:value-type="string">
            <text:p text:style-name="P54">Разрушение</text:p>
          </table:table-cell>
          <table:table-cell table:style-name="Таблица3.C2" office:value-type="string">
            <text:p text:style-name="P55">+2</text:p>
          </table:table-cell>
        </table:table-row>
      </table:table>
      <text:p text:style-name="P39"/>
      <text:p text:style-name="P40"><text:soft-page-break/>Призыв</text:p>
      <text:p text:style-name="P41"><text:span text:style-name="T11">Концентрация: </text:span><text:span text:style-name="T14">да</text:span></text:p>
      <text:p text:style-name="P40"><text:span text:style-name="T11">Базовая магическая школа: Колдовство</text:span></text:p>
      <text:p text:style-name="P31"><text:span text:style-name="T11">Э</text:span>то действие отражает способность заклинателя <text:span text:style-name="T28">создавать</text:span> предметы и <text:span text:style-name="T28">призывать </text:span>объекты (и даже</text:p>
      <text:p text:style-name="P42">союзников) из <text:span text:style-name="T28">Обливиона</text:span>. Персонаж совершает проверку <text:span text:style-name="T28">магического навыка Колдовство</text:span>, и её сложность по умолчанию лёгкая (♦). Если проверка успешна, персонаж призывает одноручное оружие ближнего боя без движущихся частей (например, меч<text:span text:style-name="T11"> и</text:span>ли нож) или приспешника <text:span text:style-name="T28">младших даэдра</text:span> с фигурой не больше 1. <text:s/><text:span text:style-name="T29">Характеристики даэдра можно спросить у ведущего. </text:span>Предмет или существо появляется вплотную к заклинателю. Призванный приспешник или предмет существует до конца следующего хода призвавшего.</text:p>
      <text:p text:style-name="P43"><text:span text:style-name="T11">Е</text:span>сли персонаж призвал <text:span text:style-name="T29">даэдра</text:span>, <text:s/><text:span text:style-name="T29">он ведет себя максимально близко к своему естественному поведению (определяется ведущим). </text:span><text:span text:style-name="T27">Он не управляется персонажем и даже может быть враждебным по отношению</text:span></text:p>
      <text:p text:style-name="P43"><text:span text:style-name="T27">к нему.</text:span></text:p>
      <text:p text:style-name="P43">В структурированной сцене существо совершает свой ход сразу после призвавшего его персонажа. </text:p>
      <text:p text:style-name="P42">Перед совершением проверки Призыва выберите любое количество дополнительных эффектов, перечисленных в <text:span text:style-name="T29">следующей таблице</text:span>. Эти эффекты добавляются к проверке<text:span text:style-name="T11">.</text:span></text:p>
      <table:table table:name="Таблица4" table:style-name="Таблица4">
        <table:table-column table:style-name="Таблица4.A"/>
        <table:table-column table:style-name="Таблица4.B"/>
        <table:table-column table:style-name="Таблица4.C"/>
        <table:table-row table:style-name="TableLine2896349357280">
          <table:table-cell table:style-name="Таблица4.A1" office:value-type="string">
            <text:p text:style-name="P59">Эффект</text:p>
          </table:table-cell>
          <table:table-cell table:style-name="Таблица4.A1" office:value-type="string">
            <text:p text:style-name="P59">Магический</text:p>
            <text:p text:style-name="P59">навык</text:p>
          </table:table-cell>
          <table:table-cell table:style-name="Таблица4.C1" office:value-type="string">
            <text:p text:style-name="P59">Увеличение</text:p>
            <text:p text:style-name="P59">сложности</text:p>
          </table:table-cell>
        </table:table-row>
        <table:table-row table:style-name="TableLine2896349357280">
          <table:table-cell table:style-name="Таблица4.A2" office:value-type="string">
            <text:p text:style-name="P59">Дополнительный призыв — Заклинание теперь призывает дополнительное существо или оружие. После получения результатов проверки, можно потратить 2 Преимущества, чтобы призыв сработал еще один раз (можно тратить Преимущество несколько раз).</text:p>
          </table:table-cell>
          <table:table-cell table:style-name="Таблица4.A2" office:value-type="string">
            <text:p text:style-name="P59">Колдовство</text:p>
          </table:table-cell>
          <table:table-cell table:style-name="Таблица4.C2" office:value-type="string">
            <text:p text:style-name="P59">+1</text:p>
          </table:table-cell>
        </table:table-row>
        <table:table-row table:style-name="TableLine2896349357280">
          <table:table-cell table:style-name="Таблица4.A2" office:value-type="string">
            <text:p text:style-name="P60">Усиленный призыв. Персонаж может призвать двуручное оружие, тяжелую броню или Соперника с фигурой не больше 1.</text:p>
          </table:table-cell>
          <table:table-cell table:style-name="Таблица4.A2" office:value-type="string">
            <text:p text:style-name="P59">Колдовство</text:p>
          </table:table-cell>
          <table:table-cell table:style-name="Таблица4.C2" office:value-type="string">
            <text:p text:style-name="P59">+1</text:p>
          </table:table-cell>
        </table:table-row>
        <table:table-row table:style-name="TableLine2896349357280">
          <table:table-cell table:style-name="Таблица4.A2" office:value-type="string">
            <text:p text:style-name="P61">Дистанционный. Увеличьте дистанцию между заклинателем и местом появления призываемого предмета или существа на одну категорию. Этот эффект можно применять несколько раз.</text:p>
          </table:table-cell>
          <table:table-cell table:style-name="Таблица4.A2" office:value-type="string">
            <text:p text:style-name="P59">---</text:p>
          </table:table-cell>
          <table:table-cell table:style-name="Таблица4.C2" office:value-type="string">
            <text:p text:style-name="P59">+1</text:p>
          </table:table-cell>
        </table:table-row>
        <table:table-row table:style-name="TableLine2896349357280">
          <table:table-cell table:style-name="Таблица4.A2" office:value-type="string">
            <text:p text:style-name="P43"><text:span text:style-name="T30">Контроль. Призванное существо</text:span> <text:span text:style-name="T29">по мере возможностей</text:span> <text:span text:style-name="T29">следует приказам персонажа.</text:span></text:p>
          </table:table-cell>
          <table:table-cell table:style-name="Таблица4.A2" office:value-type="string">
            <text:p text:style-name="P59">Колдовство</text:p>
          </table:table-cell>
          <table:table-cell table:style-name="Таблица4.C2" office:value-type="string">
            <text:p text:style-name="P59">+1</text:p>
          </table:table-cell>
        </table:table-row>
        <table:table-row table:style-name="TableLine2896349357280">
          <table:table-cell table:style-name="Таблица4.A2" office:value-type="string">
            <text:p text:style-name="P60">Средний призыв. Персонаж может призвать Соперника с фигурой не больше 3.</text:p>
          </table:table-cell>
          <table:table-cell table:style-name="Таблица4.A2" office:value-type="string">
            <text:p text:style-name="P59">Колдовство</text:p>
          </table:table-cell>
          <table:table-cell table:style-name="Таблица4.C2" office:value-type="string">
            <text:p text:style-name="P59">+2</text:p>
          </table:table-cell>
        </table:table-row>
        <table:table-row table:style-name="TableLine2896349357280">
          <table:table-cell table:style-name="Таблица4.A2" office:value-type="string">
            <text:p text:style-name="P60">Великий призыв. Персонаж может призвать Главаря с фигурой не больше 3.</text:p>
          </table:table-cell>
          <table:table-cell table:style-name="Таблица4.A2" office:value-type="string">
            <text:p text:style-name="P59">Колдовство</text:p>
          </table:table-cell>
          <table:table-cell table:style-name="Таблица4.C2" office:value-type="string">
            <text:p text:style-name="P59">+2 <text:span text:style-name="T30">+</text:span>Усиление</text:p>
          </table:table-cell>
        </table:table-row>
      </table:table>
      <text:p text:style-name="P42"><text:span text:style-name="T11"/></text:p>
      <text:p text:style-name="P31"><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11890-Identity-H" svg:font-family="*Cambria-11890-Identity-H" style:font-family-generic="roman" style:font-pitch="variable"/>
    <style:font-face style:name="*Cambria-14669-Identity-H" svg:font-family="*Cambria-14669-Identity-H" style:font-family-generic="roman" style:font-pitch="variable"/>
    <style:font-face style:name="*Cambria-17485-Identity-H" svg:font-family="*Cambria-17485-Identity-H" style:font-family-generic="roman" style:font-pitch="variable"/>
    <style:font-face style:name="*Cambria-Bold-14670-Identity-H" svg:font-family="*Cambria-Bold-14670-Identity-H" style:font-family-generic="roman" style:font-pitch="variable"/>
    <style:font-face style:name="*Courier New-14668-Identity-H" svg:font-family="'*Courier New-14668-Identity-H'" style:font-family-generic="roman" style:font-pitch="variable"/>
    <style:font-face style:name="*Courier New-18750-Identity-H" svg:font-family="'*Courier New-18750-Identity-H'" style:font-family-generic="roman" style:font-pitch="variable"/>
    <style:font-face style:name="*Microsoft Sans Serif-11889-Identity-H" svg:font-family="'*Microsoft Sans Serif-11889-Identity-H'" style:font-family-generic="roman" style:font-pitch="variable"/>
    <style:font-face style:name="*Minion Pro-11893-Identity-H" svg:font-family="'*Minion Pro-11893-Identity-H'" style:font-family-generic="roman" style:font-pitch="variable"/>
    <style:font-face style:name="*Minion Pro-14673-Identity-H" svg:font-family="'*Minion Pro-14673-Identity-H'" style:font-family-generic="roman" style:font-pitch="variable"/>
    <style:font-face style:name="*Minion Pro-14674-Identity-H" svg:font-family="'*Minion Pro-14674-Identity-H'" style:font-family-generic="roman" style:font-pitch="variable"/>
    <style:font-face style:name="*Minion Pro-14675-Identity-H" svg:font-family="'*Minion Pro-14675-Identity-H'" style:font-family-generic="roman" style:font-pitch="variable"/>
    <style:font-face style:name="*Minion Pro-16107-Identity-H" svg:font-family="'*Minion Pro-16107-Identity-H'" style:font-family-generic="roman" style:font-pitch="variable"/>
    <style:font-face style:name="*Minion Pro-17488-Identity-H" svg:font-family="'*Minion Pro-17488-Identity-H'" style:font-family-generic="roman" style:font-pitch="variable"/>
    <style:font-face style:name="*Minion Pro-18755-Identity-H" svg:font-family="'*Minion Pro-18755-Identity-H'" style:font-family-generic="roman" style:font-pitch="variable"/>
    <style:font-face style:name="*Minion Pro-Bold-11892-Identity-H" svg:font-family="'*Minion Pro-Bold-11892-Identity-H'" style:font-family-generic="roman" style:font-pitch="variable"/>
    <style:font-face style:name="*Minion Pro-Bold-14672-Identity-H" svg:font-family="'*Minion Pro-Bold-14672-Identity-H'" style:font-family-generic="roman" style:font-pitch="variable"/>
    <style:font-face style:name="*Minion Pro-Bold-15369-Identity-H" svg:font-family="'*Minion Pro-Bold-15369-Identity-H'" style:font-family-generic="roman" style:font-pitch="variable"/>
    <style:font-face style:name="*Minion Pro-Bold-15370-Identity-H" svg:font-family="'*Minion Pro-Bold-15370-Identity-H'" style:font-family-generic="roman" style:font-pitch="variable"/>
    <style:font-face style:name="*Minion Pro-Bold-17489-Identity-H" svg:font-family="'*Minion Pro-Bold-17489-Identity-H'" style:font-family-generic="roman" style:font-pitch="variable"/>
    <style:font-face style:name="*Minion Pro-Bold-18756-Identity-H" svg:font-family="'*Minion Pro-Bold-18756-Identity-H'" style:font-family-generic="roman" style:font-pitch="variable"/>
    <style:font-face style:name="*Tahoma-Bold-14671-Identity-H" svg:font-family="*Tahoma-Bold-14671-Identity-H" style:font-family-generic="roman" style:font-pitch="variable"/>
    <style:font-face style:name="*Times New Roman-11885-Identity-H" svg:font-family="'*Times New Roman-11885-Identity-H'" style:font-family-generic="roman" style:font-pitch="variable"/>
    <style:font-face style:name="*Times New Roman-11887-Identity-H" svg:font-family="'*Times New Roman-11887-Identity-H'" style:font-family-generic="roman" style:font-pitch="variable"/>
    <style:font-face style:name="*Times New Roman-14664-Identity-H" svg:font-family="'*Times New Roman-14664-Identity-H'" style:font-family-generic="roman" style:font-pitch="variable"/>
    <style:font-face style:name="*Times New Roman-15354-Identity-H" svg:font-family="'*Times New Roman-15354-Identity-H'" style:font-family-generic="roman" style:font-pitch="variable"/>
    <style:font-face style:name="*Times New Roman-15357-Identity-H" svg:font-family="'*Times New Roman-15357-Identity-H'" style:font-family-generic="roman" style:font-pitch="variable"/>
    <style:font-face style:name="*Times New Roman-15358-Identity-H" svg:font-family="'*Times New Roman-15358-Identity-H'" style:font-family-generic="roman" style:font-pitch="variable"/>
    <style:font-face style:name="*Times New Roman-15362-Identity-H" svg:font-family="'*Times New Roman-15362-Identity-H'" style:font-family-generic="roman" style:font-pitch="variable"/>
    <style:font-face style:name="*Times New Roman-16098-Identity-H" svg:font-family="'*Times New Roman-16098-Identity-H'" style:font-family-generic="roman" style:font-pitch="variable"/>
    <style:font-face style:name="*Times New Roman-17479-Identity-H" svg:font-family="'*Times New Roman-17479-Identity-H'" style:font-family-generic="roman" style:font-pitch="variable"/>
    <style:font-face style:name="*Times New Roman-Bold-14666-Identity-H" svg:font-family="'*Times New Roman-Bold-14666-Identity-H'" style:font-family-generic="roman" style:font-pitch="variable"/>
    <style:font-face style:name="*Times New Roman-Bold-15360-Identity-H" svg:font-family="'*Times New Roman-Bold-15360-Identity-H'" style:font-family-generic="roman" style:font-pitch="variable"/>
    <style:font-face style:name="*Times New Roman-Bold-15363-Identity-H" svg:font-family="'*Times New Roman-Bold-15363-Identity-H'" style:font-family-generic="roman" style:font-pitch="variable"/>
    <style:font-face style:name="*Times New Roman-Bold-15364-Identity-H" svg:font-family="'*Times New Roman-Bold-15364-Identity-H'" style:font-family-generic="roman" style:font-pitch="variable"/>
    <style:font-face style:name="*Times New Roman-BoldItalic-15359-Identity-H" svg:font-family="'*Times New Roman-BoldItalic-15359-Identity-H'" style:font-family-generic="roman" style:font-pitch="variable"/>
    <style:font-face style:name="*Times New Roman-BoldItalic-15361-Identity-H" svg:font-family="'*Times New Roman-BoldItalic-15361-Identity-H'" style:font-family-generic="roman" style:font-pitch="variable"/>
    <style:font-face style:name="AlmendraSC-Regular" svg:font-family="AlmendraSC-Regular" style:font-family-generic="roman" style:font-pitch="variable"/>
    <style:font-face style:name="ArialMT" svg:font-family="ArialMT" style:font-family-generic="roman" style:font-pitch="variable"/>
    <style:font-face style:name="Cambria" svg:font-family="Cambria" style:font-family-generic="roman" style:font-pitch="variable"/>
    <style:font-face style:name="Cambria1" svg:font-family="Cambria" style:font-family-generic="roman"/>
    <style:font-face style:name="Liberation Serif" svg:font-family="'Liberation Serif'" style:font-family-generic="roman" style:font-pitch="variable"/>
    <style:font-face style:name="NoticiaText-Regular" svg:font-family="NoticiaText-Regular"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03T16:59:58.735000000</dc:date>
    <meta:editing-duration>PT3H23M29S</meta:editing-duration>
    <meta:editing-cycles>31</meta:editing-cycles>
    <meta:generator>LibreOffice/7.2.1.2$Windows_X86_64 LibreOffice_project/87b77fad49947c1441b67c559c339af8f3517e22</meta:generator>
    <meta:document-statistic meta:table-count="4" meta:image-count="0" meta:object-count="0" meta:page-count="6" meta:paragraph-count="208" meta:word-count="2389" meta:character-count="17236" meta:non-whitespace-character-count="15056"/>
  </office:meta>
</office:document-meta>
</file>